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 style:data-style-name="N104">
      <style:text-properties fo:font-weight="normal" style:font-weight-asian="normal" style:font-weight-complex="normal"/>
    </style:style>
    <style:style style:name="ce154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59" style:family="table-cell" style:parent-style-name="Default">
      <style:table-cell-properties fo:border-bottom="none" fo:border-left="0.99pt groove #000000" fo:border-right="none" fo:border-top="none"/>
    </style:style>
    <style:style style:name="ce160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2" style:family="table-cell" style:parent-style-name="Default">
      <style:table-cell-properties fo:border-bottom="0.99pt groove #000000" fo:border-left="0.99pt groove #000000" fo:border-right="none" fo:border-top="none"/>
    </style:style>
    <style:style style:name="ce16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7" style:family="table-cell" style:parent-style-name="Default" style:data-style-name="N37">
      <style:table-cell-properties fo:background-color="#99ff66" fo:border="0.99pt groove #000000"/>
    </style:style>
    <style:style style:name="ce168" style:family="table-cell" style:parent-style-name="Default" style:data-style-name="N37">
      <style:table-cell-properties fo:border="0.99pt groove #000000"/>
    </style:style>
    <style:style style:name="ce169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="0.99pt groove #000000"/>
    </style:style>
    <style:style style:name="ce171" style:family="table-cell" style:parent-style-name="Default">
      <style:table-cell-properties fo:border-bottom="none" fo:border-left="none" fo:border-right="none" fo:border-top="0.99pt groove #000000"/>
    </style:style>
    <style:style style:name="ce172" style:family="table-cell" style:parent-style-name="Default" style:data-style-name="N104">
      <style:table-cell-properties fo:background-color="#99ff66" fo:border="0.99pt groove #000000"/>
    </style:style>
    <style:style style:name="ce173" style:family="table-cell" style:parent-style-name="Default" style:data-style-name="N104">
      <style:table-cell-properties fo:border="0.99pt groove #000000"/>
    </style:style>
    <style:style style:name="ce174" style:family="table-cell" style:parent-style-name="Default">
      <style:table-cell-properties fo:background-color="#99ff66"/>
    </style:style>
    <style:style style:name="ce175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none" fo:border-right="0.99pt groove #000000" fo:border-top="0.99pt groove #000000"/>
    </style:style>
    <style:style style:name="ce177" style:family="table-cell" style:parent-style-name="Default">
      <style:table-cell-properties fo:border-bottom="none" fo:border-left="none" fo:border-right="0.99pt groove #000000" fo:border-top="none"/>
    </style:style>
    <style:style style:name="ce178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79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 style:data-style-name="N104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formula="of:=+(236*8)/30" office:value-type="currency" office:currency="ARS" office:value="62.9333333333333" calcext:value-type="currency">
            <text:p>$62,93</text:p>
          </table:table-cell>
          <table:table-cell table:style-name="ce110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143*8)/30" office:value-type="currency" office:currency="ARS" office:value="38.1333333333333" calcext:value-type="currency">
            <text:p>$38,13</text:p>
          </table:table-cell>
          <table:table-cell table:style-name="ce110" table:formula="of:=+(143*39)/90" office:value-type="currency" office:currency="ARS" office:value="61.9666666666667" calcext:value-type="currency">
            <text:p>$61,97</text:p>
          </table:table-cell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448*8)/30" office:value-type="currency" office:currency="ARS" office:value="119.466666666667" calcext:value-type="currency">
            <text:p>$119,47</text:p>
          </table:table-cell>
          <table:table-cell table:style-name="ce110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['Registros Contables'.D9]*8)/30" office:value-type="currency" office:currency="ARS" office:value="79.1253333333333" calcext:value-type="currency">
            <text:p>$79,13</text:p>
          </table:table-cell>
          <table:table-cell table:style-name="ce110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2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2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3626" calcext:value-type="currency">
            <text:p>$83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4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2626" calcext:value-type="currency">
            <text:p>$82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1690.6766666667" calcext:value-type="currency">
            <text:p>$81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11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11" office:value-type="currency" office:currency="ARS" office:value="283" calcext:value-type="currency">
            <text:p>$283,00</text:p>
          </table:table-cell>
          <table:table-cell table:style-name="ce153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0190.6766666667" calcext:value-type="currency">
            <text:p>$80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79357.9566666667" calcext:value-type="currency">
            <text:p>$79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76777.9566666667" calcext:value-type="currency">
            <text:p>$76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68027.9566666667" calcext:value-type="currency">
            <text:p>$68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4756.9366666667" calcext:value-type="currency">
            <text:p>$64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5756.9366666667" calcext:value-type="currency">
            <text:p>$65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" office:value-type="currency" office:currency="ARS" office:value="3867.09" calcext:value-type="currency">
            <text:p>$3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7258.49" calcext:value-type="currency">
            <text:p>$17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" office:value-type="currency" office:currency="ARS" office:value="16439.72" calcext:value-type="currency">
            <text:p>$16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18939.72" calcext:value-type="currency">
            <text:p>$18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5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6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7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59"/>
        <table:table-column table:style-name="co35" table:default-cell-style-name="ce168"/>
        <table:table-column table:style-name="co36" table:default-cell-style-name="ce173"/>
        <table:table-column table:style-name="co37" table:default-cell-style-name="ce173"/>
        <table:table-column table:style-name="co38" table:default-cell-style-name="ce173"/>
        <table:table-column table:style-name="co31" table:default-cell-style-name="ce177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8"/>
          <table:table-cell table:style-name="ce165" office:value-type="string" calcext:value-type="string" table:number-columns-spanned="4" table:number-rows-spanned="1">
            <text:p>Benjis</text:p>
          </table:table-cell>
          <table:covered-table-cell table:number-columns-repeated="3" table:style-name="ce171"/>
          <table:table-cell table:style-name="ce176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6" office:value-type="string" calcext:value-type="string">
            <text:p>Fecha</text:p>
          </table:table-cell>
          <table:table-cell table:style-name="ce166" office:value-type="string" calcext:value-type="string">
            <text:p>Efectivo</text:p>
          </table:table-cell>
          <table:table-cell table:style-name="ce166" office:value-type="string" calcext:value-type="string">
            <text:p>Créditos</text:p>
          </table:table-cell>
          <table:table-cell table:style-name="ce166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0" office:value-type="string" calcext:value-type="string">
            <text:p>Alquiler Prop.</text:p>
          </table:table-cell>
          <table:table-cell table:style-name="ce167" office:value-type="date" office:date-value="2016-11-26" calcext:value-type="date">
            <text:p>26/11/16</text:p>
          </table:table-cell>
          <table:table-cell table:style-name="ce172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0" office:value-type="string" calcext:value-type="string">
            <text:p>Ejecución bacha c ¼</text:p>
          </table:table-cell>
          <table:table-cell table:style-name="ce167" office:value-type="date" office:date-value="2016-12-03" calcext:value-type="date">
            <text:p>03/12/16</text:p>
          </table:table-cell>
          <table:table-cell table:style-name="ce174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8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1"/>
          <table:table-cell table:style-name="ce169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6" office:value-type="string" calcext:value-type="string">
            <text:p>Fecha</text:p>
          </table:table-cell>
          <table:table-cell table:style-name="ce166" office:value-type="string" calcext:value-type="string">
            <text:p>Efectivo</text:p>
          </table:table-cell>
          <table:table-cell table:style-name="ce166"/>
          <table:table-cell table:style-name="ce166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0" office:value-type="string" calcext:value-type="string">
            <text:p>Alquiler Prop.</text:p>
          </table:table-cell>
          <table:table-cell table:style-name="ce167" office:value-type="date" office:date-value="2016-11-26" calcext:value-type="date">
            <text:p>26/11/16</text:p>
          </table:table-cell>
          <table:table-cell table:style-name="ce172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0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0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0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8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1"/>
          <table:table-cell table:style-name="ce169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6" office:value-type="string" calcext:value-type="string">
            <text:p>Fecha</text:p>
          </table:table-cell>
          <table:table-cell table:style-name="ce166" office:value-type="string" calcext:value-type="string">
            <text:p>Efectivo</text:p>
          </table:table-cell>
          <table:table-cell table:style-name="ce166"/>
          <table:table-cell table:style-name="ce166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0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0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0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0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0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0"/>
          <table:table-cell table:number-columns-repeated="7"/>
        </table:table-row>
        <table:table-row table:style-name="ro1">
          <table:table-cell table:style-name="ce162"/>
          <table:table-cell table:style-name="ce170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79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3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5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4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0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1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1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1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1:19:47.248594855</dc:date>
    <meta:editing-duration>PT12H11M33S</meta:editing-duration>
    <meta:editing-cycles>274</meta:editing-cycles>
    <meta:generator>LibreOffice/5.1.4.2$Linux_X86_64 LibreOffice_project/10m0$Build-2</meta:generator>
    <meta:print-date>2016-12-05T18:39:34.723897548</meta:print-date>
    <meta:document-statistic meta:table-count="10" meta:cell-count="1424" meta:object-count="0"/>
  </office:meta>
</office:document-meta>
</file>